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n an attempt to reach a wider audience, the Royal Ontario Museum has opened an interactive exhibit on _____.</text:p>
          </table:table-cell>
          <table:table-cell office:value-type="string">
            <text:p>What's the Canadian government using to inspire rural students to succeed?</text:p>
          </table:table-cell>
          <table:table-cell office:value-type="string">
            <text:p>In the next Bob and Doug McKenzie adventure, they have to find _____ to uncover a sinister plot involving _____ and _____.</text:p>
          </table:table-cell>
        </table:table-row>
        <table:table-row table:style-name="ro1">
          <table:table-cell office:value-type="string">
            <text:p>Air Canada guidelines now prohibit _____ on airplanes.</text:p>
          </table:table-cell>
          <table:table-cell office:value-type="string">
            <text:p>CTV presents _____, the story of _____.</text:p>
          </table:table-cell>
          <table:table-cell office:value-type="string">
            <text:p>In Vancouver it is now legal to _____.</text:p>
          </table:table-cell>
        </table:table-row>
        <table:table-row table:style-name="ro1">
          <table:table-cell office:value-type="string">
            <text:p>O Canada, we stand on guard for _____.</text:p>
          </table:table-cell>
          <table:table-cell office:value-type="string">
            <text:p>If _____ came in two-fours Canada would be more _____?</text:p>
          </table:table-cell>
          <table:table-cell office:value-type="string">
            <text:p>After unifying the GST and PST the Government can now afford to provide _____ for _____.</text:p>
          </table:table-cell>
        </table:table-row>
        <table:table-row table:style-name="ro1">
          <table:table-cell office:value-type="string">
            <text:p>Snotsicles.</text:p>
          </table:table-cell>
          <table:table-cell office:value-type="string">
            <text:p>Naked News.</text:p>
          </table:table-cell>
          <table:table-cell office:value-type="string">
            <text:p>Don Cherry's wardrobe.</text:p>
          </table:table-cell>
        </table:table-row>
        <table:table-row table:style-name="ro2">
          <table:table-cell office:value-type="string">
            <text:p>Syrupy sex with a maple tree.</text:p>
          </table:table-cell>
          <table:table-cell office:value-type="string">
            <text:p>Terry Fox's prosthetic leg.</text:p>
          </table:table-cell>
          <table:table-cell office:value-type="string">
            <text:p>Canada: America's hat.</text:p>
          </table:table-cell>
        </table:table-row>
        <table:table-row table:style-name="ro1">
          <table:table-cell office:value-type="string">
            <text:p>Homo milk.</text:p>
          </table:table-cell>
          <table:table-cell office:value-type="string">
            <text:p>Mr. Dressup.</text:p>
          </table:table-cell>
          <table:table-cell office:value-type="string">
            <text:p>The Front de Libération du Québec.</text:p>
          </table:table-cell>
        </table:table-row>
        <table:table-row table:style-name="ro2">
          <table:table-cell office:value-type="string">
            <text:p>Heritage minutes.</text:p>
          </table:table-cell>
          <table:table-cell office:value-type="string">
            <text:p>The Royal Canadian Mounted Police.</text:p>
          </table:table-cell>
          <table:table-cell office:value-type="string">
            <text:p>Stephen Harper.</text:p>
          </table:table-cell>
        </table:table-row>
        <table:table-row table:style-name="ro2">
          <table:table-cell office:value-type="string">
            <text:p>Burning down the White House.</text:p>
          </table:table-cell>
          <table:table-cell office:value-type="string">
            <text:p>Being Canadian.</text:p>
          </table:table-cell>
          <table:table-cell office:value-type="string">
            <text:p>The Famous Five.</text:p>
          </table:table-cell>
        </table:table-row>
        <table:table-row table:style-name="ro1">
          <table:table-cell office:value-type="string">
            <text:p>A Molson muscle.</text:p>
          </table:table-cell>
          <table:table-cell office:value-type="string">
            <text:p>An icy hand job from an Edmonton hooker.</text:p>
          </table:table-cell>
          <table:table-cell office:value-type="string">
            <text:p>Poutine.</text:p>
          </table:table-cell>
        </table:table-row>
        <table:table-row table:style-name="ro1">
          <table:table-cell office:value-type="string">
            <text:p>Schmirler the Curler.</text:p>
          </table:table-cell>
          <table:table-cell office:value-type="string">
            <text:p>The Offical Languages Act. La Loi sur les langues officielles.</text:p>
          </table:table-cell>
          <table:table-cell office:value-type="string">
            <text:p>Newfies.</text:p>
          </table:table-cell>
        </table:table-row>
        <table:table-row table:style-name="ro2">
          <table:table-cell office:value-type="string">
            <text:p>The CBC.</text:p>
          </table:table-cell>
          <table:table-cell office:value-type="string">
            <text:p>Graham Greene playing the same First Nations character on every TV show.</text:p>
          </table:table-cell>
          <table:table-cell office:value-type="string">
            <text:p>Killing a Moose with your bare hands.</text:p>
          </table:table-cell>
        </table:table-row>
        <table:table-row table:style-name="ro1">
          <table:table-cell office:value-type="string">
            <text:p>Tim Hortons.</text:p>
          </table:table-cell>
          <table:table-cell office:value-type="string">
            <text:p>Quintland.</text:p>
          </table:table-cell>
          <table:table-cell office:value-type="string">
            <text:p>Karla Homolk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 style:data-style-name="N2" text:time-value="0000-00-00T01:57:39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David Scott Cunningham</meta:initial-creator>
    <meta:creation-date>2013-01-15T00:57:47.42</meta:creation-date>
    <dc:date>2013-01-15T01:58:00.81</dc:date>
    <dc:creator>Mark David Scott Cunningham</dc:creator>
    <meta:editing-duration>PT25M34S</meta:editing-duration>
    <meta:editing-cycles>6</meta:editing-cycles>
    <meta:generator>LibreOffice/3.6$Windows_x86 LibreOffice_project/2ef5aff-a6fb0ff-166bdff-cf087ad-0f1389</meta:generator>
    <meta:document-statistic meta:table-count="1" meta:cell-count="36" meta:object-count="0"/>
  </office:meta>
</office:document-meta>
</file>